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d1d75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6f9d4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map style:condition="cell-content()&lt;0" style:apply-style-name="Bad" style:base-cell-address="Sheet1.I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NUESTRO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67" calcext:value-type="float">
            <text:p>0.967</text:p>
          </table:table-cell>
          <table:table-cell office:value-type="float" office:value="0.942" calcext:value-type="float">
            <text:p>0.942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1" calcext:value-type="float">
            <text:p>0.971</text:p>
          </table:table-cell>
          <table:table-cell office:value-type="float" office:value="0.969" calcext:value-type="float">
            <text:p>0.969</text:p>
          </table:table-cell>
          <table:table-cell table:formula="of:=AVERAGE([.B3:.G3])" office:value-type="float" office:value="0.964833333333333" calcext:value-type="float">
            <text:p>0.964833333333333</text:p>
          </table:table-cell>
          <table:table-cell table:formula="of:=[.H3]-[.H19]" office:value-type="float" office:value="-0.0126666666666667" calcext:value-type="float">
            <text:p>-0.0126666666666667</text:p>
          </table:table-cell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902" calcext:value-type="float">
            <text:p>0.902</text:p>
          </table:table-cell>
          <table:table-cell office:value-type="float" office:value="0.934" calcext:value-type="float">
            <text:p>0.934</text:p>
          </table:table-cell>
          <table:table-cell table:number-columns-repeated="2" office:value-type="float" office:value="0.918" calcext:value-type="float">
            <text:p>0.918</text:p>
          </table:table-cell>
          <table:table-cell office:value-type="float" office:value="0.921" calcext:value-type="float">
            <text:p>0.921</text:p>
          </table:table-cell>
          <table:table-cell office:value-type="float" office:value="0.862" calcext:value-type="float">
            <text:p>0.862</text:p>
          </table:table-cell>
          <table:table-cell table:formula="of:=AVERAGE([.B4:.G4])" office:value-type="float" office:value="0.909166666666667" calcext:value-type="float">
            <text:p>0.909166666666667</text:p>
          </table:table-cell>
          <table:table-cell table:formula="of:=[.H4]-[.H20]" office:value-type="float" office:value="0.0168333333333334" calcext:value-type="float">
            <text:p>0.0168333333333334</text:p>
          </table:table-cell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table:formula="of:=AVERAGE([.B5:.G5])" office:value-type="float" office:value="0.826666666666667" calcext:value-type="float">
            <text:p>0.826666666666667</text:p>
          </table:table-cell>
          <table:table-cell table:formula="of:=[.H5]-[.H21]" office:value-type="float" office:value="0.0313333333333333" calcext:value-type="float">
            <text:p>0.0313333333333333</text:p>
          </table:table-cell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32" calcext:value-type="float">
            <text:p>0.73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8" calcext:value-type="float">
            <text:p>0.77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33" calcext:value-type="float">
            <text:p>0.733</text:p>
          </table:table-cell>
          <table:table-cell table:formula="of:=AVERAGE([.B6:.G6])" office:value-type="float" office:value="0.752833333333333" calcext:value-type="float">
            <text:p>0.752833333333333</text:p>
          </table:table-cell>
          <table:table-cell table:formula="of:=[.H6]-[.H22]" office:value-type="float" office:value="0.017" calcext:value-type="float">
            <text:p>0.017</text:p>
          </table:table-cell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office:value-type="float" office:value="0.979" calcext:value-type="float">
            <text:p>0.9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9" calcext:value-type="float">
            <text:p>0.979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3" calcext:value-type="float">
            <text:p>0.993</text:p>
          </table:table-cell>
          <table:table-cell table:formula="of:=AVERAGE([.B7:.G7])" office:value-type="float" office:value="0.9895" calcext:value-type="float">
            <text:p>0.9895</text:p>
          </table:table-cell>
          <table:table-cell table:formula="of:=[.H7]-[.H23]" office:value-type="float" office:value="-0.0105" calcext:value-type="float">
            <text:p>-0.0105</text:p>
          </table:table-cell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5" calcext:value-type="float">
            <text:p>0.985</text:p>
          </table:table-cell>
          <table:table-cell office:value-type="float" office:value="0.975" calcext:value-type="float">
            <text:p>0.975</text:p>
          </table:table-cell>
          <table:table-cell office:value-type="float" office:value="0.982" calcext:value-type="float">
            <text:p>0.982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2" calcext:value-type="float">
            <text:p>0.972</text:p>
          </table:table-cell>
          <table:table-cell table:formula="of:=AVERAGE([.B8:.G8])" office:value-type="float" office:value="0.977333333333333" calcext:value-type="float">
            <text:p>0.977333333333333</text:p>
          </table:table-cell>
          <table:table-cell table:formula="of:=[.H8]-[.H24]" office:value-type="float" office:value="-0.00866666666666682" calcext:value-type="float">
            <text:p>-0.00866666666666682</text:p>
          </table:table-cell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557" calcext:value-type="float">
            <text:p>0.9557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69" calcext:value-type="float">
            <text:p>0.9969</text:p>
          </table:table-cell>
          <table:table-cell table:formula="of:=AVERAGE([.B9:.G9])" office:value-type="float" office:value="0.97125" calcext:value-type="float">
            <text:p>0.97125</text:p>
          </table:table-cell>
          <table:table-cell table:formula="of:=[.H9]-[.H25]" office:value-type="float" office:value="0.00641666666666663" calcext:value-type="float">
            <text:p>0.00641666666666663</text:p>
          </table:table-cell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formula="of:=AVERAGE([.B10:.G10])" office:value-type="float" office:value="0.995" calcext:value-type="float">
            <text:p>0.995</text:p>
          </table:table-cell>
          <table:table-cell table:formula="of:=[.H10]-[.H26]" office:value-type="float" office:value="-0.005" calcext:value-type="float">
            <text:p>-0.005</text:p>
          </table:table-cell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5" calcext:value-type="float">
            <text:p>0.95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3" calcext:value-type="float">
            <text:p>0.933</text:p>
          </table:table-cell>
          <table:table-cell office:value-type="float" office:value="0.95" calcext:value-type="float">
            <text:p>0.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97" calcext:value-type="float">
            <text:p>0.97</text:p>
          </table:table-cell>
          <table:table-cell table:formula="of:=AVERAGE([.B11:.G11])" office:value-type="float" office:value="0.9545" calcext:value-type="float">
            <text:p>0.9545</text:p>
          </table:table-cell>
          <table:table-cell table:formula="of:=[.H11]-[.H27]" office:value-type="float" office:value="0.00433333333333341" calcext:value-type="float">
            <text:p>0.00433333333333341</text:p>
          </table:table-cell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table:number-columns-repeated="6"/>
          <table:table-cell table:formula="of:=AVERAGE([.B12:.G12])" office:value-type="string" office:string-value="" calcext:value-type="error">
            <text:p>#DIV/0!</text:p>
          </table:table-cell>
          <table:table-cell table:formula="of:=[.H12]-[.H2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num_trees: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_leaves:255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LIGHTGBM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>
          <table:table-cell table:style-name="ce2" office:value-type="string" calcext:value-type="string">
            <text:p>mushroom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office:value-type="float" office:value="0.973" calcext:value-type="float">
            <text:p>0.973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.979" calcext:value-type="float">
            <text:p>0.979</text:p>
          </table:table-cell>
          <table:table-cell table:formula="of:=AVERAGE([.B19:.G19])" office:value-type="float" office:value="0.9775" calcext:value-type="float">
            <text:p>0.9775</text:p>
          </table:table-cell>
          <table:table-cell/>
        </table:table-row>
        <table:table-row table:style-name="ro1">
          <table:table-cell table:style-name="ce2" office:value-type="string" calcext:value-type="string">
            <text:p>Lung Cancer</text:p>
          </table:table-cell>
          <table:table-cell office:value-type="float" office:value="0.887" calcext:value-type="float">
            <text:p>0.887</text:p>
          </table:table-cell>
          <table:table-cell office:value-type="float" office:value="0.919" calcext:value-type="float">
            <text:p>0.919</text:p>
          </table:table-cell>
          <table:table-cell office:value-type="float" office:value="0.871" calcext:value-type="float">
            <text:p>0.871</text:p>
          </table:table-cell>
          <table:table-cell office:value-type="float" office:value="0.903" calcext:value-type="float">
            <text:p>0.903</text:p>
          </table:table-cell>
          <table:table-cell table:number-columns-repeated="2" office:value-type="float" office:value="0.887" calcext:value-type="float">
            <text:p>0.887</text:p>
          </table:table-cell>
          <table:table-cell table:formula="of:=AVERAGE([.B20:.G20])" office:value-type="float" office:value="0.892333333333333" calcext:value-type="float">
            <text:p>0.892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Heart Attack</text:p>
          </table:table-cell>
          <table:table-cell office:value-type="float" office:value="0.836" calcext:value-type="float">
            <text:p>0.83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771" calcext:value-type="float">
            <text:p>0.77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39" calcext:value-type="float">
            <text:p>0.739</text:p>
          </table:table-cell>
          <table:table-cell table:formula="of:=AVERAGE([.B21:.G21])" office:value-type="float" office:value="0.795333333333333" calcext:value-type="float">
            <text:p>0.7953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Diabetes</text:p>
          </table:table-cell>
          <table:table-cell office:value-type="float" office:value="0.74" calcext:value-type="float">
            <text:p>0.74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6" calcext:value-type="float">
            <text:p>0.76</text:p>
          </table:table-cell>
          <table:table-cell office:value-type="float" office:value="0.727" calcext:value-type="float">
            <text:p>0.727</text:p>
          </table:table-cell>
          <table:table-cell table:formula="of:=AVERAGE([.B22:.G22])" office:value-type="float" office:value="0.735833333333333" calcext:value-type="float">
            <text:p>0.735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Stress(Laura)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3:.G23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Card Fraud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5" calcext:value-type="float">
            <text:p>0.985</text:p>
          </table:table-cell>
          <table:table-cell office:value-type="float" office:value="0.998" calcext:value-type="float">
            <text:p>0.998</text:p>
          </table:table-cell>
          <table:table-cell table:formula="of:=AVERAGE([.B24:.G24])" office:value-type="float" office:value="0.986" calcext:value-type="float">
            <text:p>0.986</text:p>
          </table:table-cell>
          <table:table-cell/>
        </table:table-row>
        <table:table-row table:style-name="ro1">
          <table:table-cell table:style-name="ce2" office:value-type="string" calcext:value-type="string">
            <text:p>Brest Cancer</text:p>
          </table:table-cell>
          <table:table-cell office:value-type="float" office:value="0.956" calcext:value-type="float">
            <text:p>0.95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74" calcext:value-type="float">
            <text:p>0.9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74" calcext:value-type="float">
            <text:p>0.974</text:p>
          </table:table-cell>
          <table:table-cell table:formula="of:=AVERAGE([.B25:.G25])" office:value-type="float" office:value="0.964833333333333" calcext:value-type="float">
            <text:p>0.964833333333333</text:p>
          </table:table-cell>
          <table:table-cell/>
        </table:table-row>
        <table:table-row table:style-name="ro1">
          <table:table-cell table:style-name="ce2" office:value-type="string" calcext:value-type="string">
            <text:p>Anemia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AVERAGE([.B26:.G2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Alzheimer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9" calcext:value-type="float">
            <text:p>0.93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6" calcext:value-type="float">
            <text:p>0.956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" calcext:value-type="float">
            <text:p>0.96</text:p>
          </table:table-cell>
          <table:table-cell table:formula="of:=AVERAGE([.B27:.G27])" office:value-type="float" office:value="0.950166666666667" calcext:value-type="float">
            <text:p>0.950166666666667</text:p>
          </table:table-cell>
          <table:table-cell/>
        </table:table-row>
        <table:table-row table:style-name="ro1">
          <table:table-cell table:style-name="ce2" office:value-type="string" calcext:value-type="string">
            <text:p>Apple qua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7" calcext:value-type="float">
            <text:p>0.87</text:p>
          </table:table-cell>
          <table:table-cell office:value-type="float" office:value="0.895" calcext:value-type="float">
            <text:p>0.895</text:p>
          </table:table-cell>
          <table:table-cell office:value-type="float" office:value="0.878" calcext:value-type="float">
            <text:p>0.878</text:p>
          </table:table-cell>
          <table:table-cell office:value-type="float" office:value="0.87" calcext:value-type="float">
            <text:p>0.87</text:p>
          </table:table-cell>
          <table:table-cell table:formula="of:=AVERAGE([.B28:.G28])" office:value-type="float" office:value="0.8815" calcext:value-type="float">
            <text:p>0.8815</text:p>
          </table:table-cell>
          <table:table-cell/>
        </table:table-row>
        <table:table-row table:style-name="ro2">
          <table:table-cell table:style-name="ce3" office:value-type="string" calcext:value-type="string">
            <text:p>learning_rate: 0.1, num_leaves: 255, num_trees : 128, feature_fraction: 0.8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SoA</text:p>
          </table:table-cell>
          <table:table-cell table:style-name="ce4" office:value-type="string" calcext:value-type="string">
            <text:p>Iteration 1</text:p>
          </table:table-cell>
          <table:table-cell table:style-name="ce4" office:value-type="string" calcext:value-type="string">
            <text:p><text:span text:style-name="T1">Iteration </text:span>2</text:p>
          </table:table-cell>
          <table:table-cell table:style-name="ce4" office:value-type="string" calcext:value-type="string">
            <text:p><text:span text:style-name="T1">Iteration </text:span>3</text:p>
          </table:table-cell>
          <table:table-cell table:style-name="ce4" office:value-type="string" calcext:value-type="string">
            <text:p><text:span text:style-name="T1">Iteration </text:span>4</text:p>
          </table:table-cell>
          <table:table-cell table:style-name="ce4" office:value-type="string" calcext:value-type="string">
            <text:p><text:span text:style-name="T1">Iteration </text:span>5</text:p>
          </table:table-cell>
          <table:table-cell table:style-name="ce4" office:value-type="string" calcext:value-type="string">
            <text:p><text:span text:style-name="T1">Iteration </text:span>6</text:p>
          </table:table-cell>
          <table:table-cell table:style-name="ce5" office:value-type="string" calcext:value-type="string">
            <text:p>average ite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I1:Sheet1.I1048576">
            <calcext:condition calcext:apply-style-name="Bad" calcext:value="&lt;0" calcext:base-cell-address="Sheet1.I1"/>
          </calcext:conditional-format>
          <calcext:conditional-format calcext:target-range-address="Sheet1.I1:Sheet1.I1048576">
            <calcext:condition calcext:apply-style-name="Good" calcext:value="&gt;0" calcext:base-cell-address="Sheet1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2:34:15.682136088</meta:creation-date>
    <dc:date>2024-11-21T14:39:03.002132915</dc:date>
    <meta:editing-duration>PT3M43S</meta:editing-duration>
    <meta:editing-cycles>1</meta:editing-cycles>
    <meta:document-statistic meta:table-count="1" meta:cell-count="192" meta:object-count="0"/>
    <meta:generator>LibreOffice/24.2.6.2$Linux_X86_64 LibreOffice_project/420$Build-2</meta:generator>
  </office:meta>
</office:document-meta>
</file>